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3BA5E0A10B5799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8cm" svg:stroke-color="#ed1c24" draw:marker-start="Square" draw:marker-start-width="0.243cm" draw:marker-end="Arrow" draw:marker-end-width="0.243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28cm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stroke="solid" draw:stroke-dash="Fine_20_Dotted" svg:stroke-width="0.028cm" svg:stroke-color="#0066b3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736cm" svg:height="15.6cm" svg:x="1.001cm" svg:y="1cm">
          <draw:image xlink:href="Pictures/1000000000000780000004383BA5E0A10B5799D4.png" xlink:type="simple" xlink:show="embed" xlink:actuate="onLoad">
            <text:p/>
          </draw:image>
        </draw:frame>
        <draw:path draw:style-name="gr2" draw:text-style-name="P2" draw:layer="layout" svg:width="4.274cm" svg:height="4.578cm" draw:transform="rotate (2.91382718620453) translate (22.2387549868534cm 11.1480013139804cm)" svg:viewBox="0 0 4275 4579" svg:d="M0 634c386 652 378 672 378 672l1982-1280 160 266 407-292 351 474 119-101 479 629-211 184 610 2205-633 598-869 590-558-38-144-516-385-460-1238-2144">
          <text:p/>
        </draw:path>
        <draw:path draw:style-name="gr3" draw:text-style-name="P2" draw:layer="layout" svg:width="6.026cm" svg:height="2.564cm" draw:transform="rotate (1.86820043133473) translate (22.2587474403062cm 10.2910489004611cm)" svg:viewBox="0 0 6027 2565" svg:d="M0 92c3193 0 3161 12 3161 12l565-104 485 128 1411 538 324 468 81 338-23 723-557 14-342 51-433 137-241 118-137 50-304-1-331-8-3625-494 216-1048 172-749">
          <text:p/>
        </draw:path>
        <draw:path draw:style-name="gr4" draw:text-style-name="P2" draw:layer="layout" svg:width="1.518cm" svg:height="5.943cm" draw:transform="rotate (0.0668461103513828) translate (22.3769717233414cm 3.89941200278377cm)" svg:viewBox="0 0 1519 5944" svg:d="M0 5944h300c299 0 1219-34 1219-34l-368-3751-136-614-252-296-240-377-115-299-132-5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1-30T08:55:22.268048083</meta:creation-date>
    <dc:date>2020-01-30T09:58:20.816113796</dc:date>
    <dc:creator>Benedikt Kleinmeier</dc:creator>
    <meta:editing-duration>PT12M22S</meta:editing-duration>
    <meta:editing-cycles>1</meta:editing-cycles>
    <meta:document-statistic meta:object-count="4"/>
    <meta:generator>LibreOffice/6.0.7.3$Linux_X86_64 LibreOffice_project/00m0$Build-3</meta:generator>
  </office:meta>
</office:document-meta>
</file>